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12pt" style:font-size-asian="12pt" style:font-size-complex="12pt"/>
    </style:style>
    <style:style style:name="P2" style:family="paragraph" style:parent-style-name="Preformatted_20_Text">
      <style:text-properties fo:font-size="16pt" fo:font-weight="bold" officeooo:rsid="001c83c0" officeooo:paragraph-rsid="001c83c0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1d14e6" officeooo:paragraph-rsid="001d14e6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weight="normal" officeooo:rsid="001c83c0" officeooo:paragraph-rsid="001c83c0" style:font-weight-asian="normal" style:font-weight-complex="normal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fo:font-size="12pt" fo:font-weight="bold" officeooo:rsid="0020b012" officeooo:paragraph-rsid="0020b012" style:font-size-asian="12pt" style:font-weight-asian="bold" style:font-size-complex="12pt" style:font-weight-complex="bold"/>
    </style:style>
    <style:style style:name="T1" style:family="text">
      <style:text-properties fo:font-size="10pt" fo:font-weight="normal" officeooo:rsid="00213e8d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2154e4" style:font-size-asian="10pt" style:font-weight-asian="normal" style:font-size-complex="10pt" style:font-weight-complex="normal"/>
    </style:style>
    <style:style style:name="T3" style:family="text">
      <style:text-properties officeooo:rsid="002154e4"/>
    </style:style>
    <style:style style:name="T4" style:family="text">
      <style:text-properties officeooo:rsid="00216dc6"/>
    </style:style>
    <style:style style:name="T5" style:family="text">
      <style:text-properties officeooo:rsid="0021cc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Eye of the tiger</text:p>
      <text:p text:style-name="P6"><text:span text:style-name="T3">1982 </text:span>Survivor. <text:span text:style-name="T4">Rocky III. Original 3 Halbtöne höher. Jamie Jamieson spielte das live aber auch so. </text:span></text:p>
      <text:p text:style-name="P3"/>
      <text:p text:style-name="P1">Intro: <text:span text:style-name="T3">a</text:span>m - <text:span text:style-name="T3">a</text:span>m - <text:span text:style-name="T3">G</text:span> - <text:span text:style-name="T3">am</text:span> -<text:tab/><text:tab/><text:tab/><text:tab/><text:tab/><text:tab/><text:span text:style-name="T5">109</text:span></text:p>
      <text:p text:style-name="P3">- <text:span text:style-name="T3">a</text:span>m - <text:span text:style-name="T3">G</text:span> - <text:span text:style-name="T3">a</text:span>m - <text:span text:style-name="T3">a</text:span>m - <text:span text:style-name="T3">F</text:span> - <text:span text:style-name="T3">G</text:span> (4 times) ...<text:span text:style-name="T3">am</text:span></text:p>
      <text:p text:style-name="P3"/>
      <text:p text:style-name="P3">am <text:s text:c="9"/><text:span text:style-name="T3">F</text:span></text:p>
      <text:p text:style-name="P3"><text:s/>Risin' up, back on the street</text:p>
      <text:p text:style-name="P3"><text:span text:style-name="T3">G</text:span> <text:s text:c="22"/><text:span text:style-name="T3">am</text:span></text:p>
      <text:p text:style-name="P3"><text:s/>Did my time, took my chances</text:p>
      <text:p text:style-name="P3">am <text:s text:c="26"/><text:span text:style-name="T3">F</text:span></text:p>
      <text:p text:style-name="P3"><text:s/>Went the distance, now I'm back on my feet</text:p>
      <text:p text:style-name="P3"><text:s text:c="8"/><text:span text:style-name="T3">G</text:span> <text:s text:c="21"/><text:span text:style-name="T3">am</text:span></text:p>
      <text:p text:style-name="P3">Just a man and his will to survive</text:p>
      <text:p text:style-name="P3"/>
      <text:p text:style-name="P3">So many times, it happens too fast</text:p>
      <text:p text:style-name="P3">You trade your passion for glory</text:p>
      <text:p text:style-name="P3">Don't lose your grip on the dreams of the past</text:p>
      <text:p text:style-name="P3">You must fight just to keep them alive</text:p>
      <text:p text:style-name="P4"/>
      <text:p text:style-name="P4"><text:s text:c="9"/><text:span text:style-name="T3">d</text:span>m <text:s text:c="28"/><text:span text:style-name="T3">C</text:span> <text:s text:c="10"/><text:span text:style-name="T3">G</text:span></text:p>
      <text:p text:style-name="P4">It's the, eye of the tiger, it's the thrill of the fight</text:p>
      <text:p text:style-name="P4"><text:s text:c="8"/><text:span text:style-name="T3">dm</text:span> <text:s text:c="25"/><text:span text:style-name="T3">am G</text:span></text:p>
      <text:p text:style-name="P4">Risin' <text:s/>up to the challenge of our rival</text:p>
      <text:p text:style-name="P4"><text:s text:c="9"/><text:span text:style-name="T3">dm</text:span> <text:s text:c="29"/><text:span text:style-name="T3">C</text:span> <text:s text:c="9"/><text:span text:style-name="T3">G</text:span></text:p>
      <text:p text:style-name="P4">And the last known survivor stalks his prey in the night</text:p>
      <text:p text:style-name="P5"><text:span text:style-name="T1">single</text:span><text:span text:style-name="T2">s: <text:s text:c="3"/>D</text:span> <text:s text:c="2"/><text:span text:style-name="T3">Db</text:span> <text:s/><text:span text:style-name="T3">D</text:span> <text:s/><text:span text:style-name="T3">E</text:span> <text:s text:c="2"/><text:span text:style-name="T3">D</text:span> <text:s text:c="4"/><text:span text:style-name="T3">E</text:span> <text:s/><text:span text:style-name="T3">F <text:s text:c="10"/>am</text:span></text:p>
      <text:p text:style-name="P4">And he's watchin' us all with the eye of the tiger...</text:p>
      <text:p text:style-name="P4"/>
      <text:p text:style-name="P3">Face to face, out in the heat</text:p>
      <text:p text:style-name="P3">Hangin' tough, stayin' hungry</text:p>
      <text:p text:style-name="P3">They stack the odds still we take to the street</text:p>
      <text:p text:style-name="P3">For the kill with the skill to survive</text:p>
      <text:p text:style-name="P3"/>
      <text:p text:style-name="P7">Chorus</text:p>
      <text:p text:style-name="P3"/>
      <text:p text:style-name="P3">Risin' up, straight to the top</text:p>
      <text:p text:style-name="P3">Had the guts, got the glory</text:p>
      <text:p text:style-name="P3">Went the distance, now I'm not gonna stop</text:p>
      <text:p text:style-name="P3">Just a man and his will to survive</text:p>
      <text:p text:style-name="P3"/>
      <text:p text:style-name="P7">Chorus</text:p>
      <text:p text:style-name="P3"/>
      <text:p text:style-name="P3">The eye of the tiger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3cm" fo:margin-bottom="0.543cm" fo:margin-left="3.632cm" fo:margin-right="1.99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1-30T10:32:38</meta:creation-date>
    <dc:date>2017-12-06T16:02:05.318176251</dc:date>
    <dc:creator>benutzer </dc:creator>
    <meta:editing-duration>PT8H10M21S</meta:editing-duration>
    <meta:editing-cycles>20</meta:editing-cycles>
    <meta:generator>LibreOffice/5.1.6.2$Linux_X86_64 LibreOffice_project/10m0$Build-2</meta:generator>
    <meta:printed-by>benutzer </meta:printed-by>
    <meta:print-date>2014-12-02T16:42:42.545361827</meta:print-date>
    <meta:document-statistic meta:table-count="0" meta:image-count="0" meta:object-count="0" meta:page-count="1" meta:paragraph-count="35" meta:word-count="237" meta:character-count="1290" meta:non-whitespace-character-count="841"/>
  </office:meta>
</office:document-meta>
</file>